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4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1.0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ag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ilber</text:p>
          </table:table-cell>
          <table:table-cell office:value-type="string" calcext:value-type="string">
            <text:p>Gesamt</text:p>
          </table:table-cell>
          <table:table-cell table:style-name="Default" office:value-type="string" calcext:value-type="string">
            <text:p>Anteil Silber</text:p>
          </table:table-cell>
          <table:table-cell office:value-type="string" calcext:value-type="string">
            <text:p>Diff Teiln.</text:p>
          </table:table-cell>
          <table:table-cell table:style-name="Default" office:value-type="string" calcext:value-type="string">
            <text:p>In %</text:p>
          </table:table-cell>
          <table:table-cell office:value-type="string" calcext:value-type="string">
            <text:p>Ranking 1</text:p>
          </table:table-cell>
          <table:table-cell office:value-type="string" calcext:value-type="string">
            <text:p>Ranking 2</text:p>
          </table:table-cell>
          <table:table-cell office:value-type="string" calcext:value-type="string">
            <text:p>Gesamt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097" calcext:value-type="float">
            <text:p>12097</text:p>
          </table:table-cell>
          <table:table-cell office:value-type="float" office:value="2144" calcext:value-type="float">
            <text:p>2144</text:p>
          </table:table-cell>
          <table:table-cell table:formula="of:=SUM([.C6:.D6])" office:value-type="float" office:value="14241" calcext:value-type="float">
            <text:p>14241</text:p>
          </table:table-cell>
          <table:table-cell table:formula="of:=+[.D6]/[.E6]" office:value-type="percentage" office:value="0.150551225335299" calcext:value-type="percentage">
            <text:p>15,06 %</text:p>
          </table:table-cell>
          <table:table-cell office:value-type="float" office:value="-5944" calcext:value-type="float">
            <text:p>-5944</text:p>
          </table:table-cell>
          <table:table-cell office:value-type="percentage" office:value="-0.294476096110973" calcext:value-type="percentage">
            <text:p>-29,45 %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+[.I6]+[.J6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4395" calcext:value-type="float">
            <text:p>14395</text:p>
          </table:table-cell>
          <table:table-cell office:value-type="float" office:value="5790" calcext:value-type="float">
            <text:p>5790</text:p>
          </table:table-cell>
          <table:table-cell table:formula="of:=SUM([.C7:.D7])" office:value-type="float" office:value="20185" calcext:value-type="float">
            <text:p>20185</text:p>
          </table:table-cell>
          <table:table-cell table:formula="of:=+[.D7]/[.E7]" office:value-type="percentage" office:value="0.286846668318058" calcext:value-type="percentage">
            <text:p>28,68 %</text:p>
          </table:table-cell>
          <table:table-cell office:value-type="float" office:value="-4384" calcext:value-type="float">
            <text:p>-4384</text:p>
          </table:table-cell>
          <table:table-cell office:value-type="percentage" office:value="-0.178436240791241" calcext:value-type="percentage">
            <text:p>-17,84 %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+[.I7]+[.J7]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98086" calcext:value-type="float">
            <text:p>98086</text:p>
          </table:table-cell>
          <table:table-cell office:value-type="float" office:value="5629" calcext:value-type="float">
            <text:p>5629</text:p>
          </table:table-cell>
          <table:table-cell table:formula="of:=SUM([.C8:.D8])" office:value-type="float" office:value="103715" calcext:value-type="float">
            <text:p>103715</text:p>
          </table:table-cell>
          <table:table-cell table:formula="of:=+[.D8]/[.E8]" office:value-type="percentage" office:value="0.0542737308971701" calcext:value-type="percentage">
            <text:p>5,43 %</text:p>
          </table:table-cell>
          <table:table-cell office:value-type="float" office:value="-55783" calcext:value-type="float">
            <text:p>-55783</text:p>
          </table:table-cell>
          <table:table-cell office:value-type="percentage" office:value="-0.349741062583857" calcext:value-type="percentage">
            <text:p>-34,97 %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+[.I8]+[.J8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6338" calcext:value-type="float">
            <text:p>36338</text:p>
          </table:table-cell>
          <table:table-cell office:value-type="float" office:value="3199" calcext:value-type="float">
            <text:p>3199</text:p>
          </table:table-cell>
          <table:table-cell table:formula="of:=SUM([.C9:.D9])" office:value-type="float" office:value="39537" calcext:value-type="float">
            <text:p>39537</text:p>
          </table:table-cell>
          <table:table-cell table:formula="of:=+[.D9]/[.E9]" office:value-type="percentage" office:value="0.0809115512052002" calcext:value-type="percentage">
            <text:p>8,09 %</text:p>
          </table:table-cell>
          <table:table-cell office:value-type="float" office:value="-10686" calcext:value-type="float">
            <text:p>-10686</text:p>
          </table:table-cell>
          <table:table-cell office:value-type="percentage" office:value="-0.212771041156442" calcext:value-type="percentage">
            <text:p>-21,28 %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+[.I9]+[.J9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126043" calcext:value-type="float">
            <text:p>126043</text:p>
          </table:table-cell>
          <table:table-cell office:value-type="float" office:value="33455" calcext:value-type="float">
            <text:p>33455</text:p>
          </table:table-cell>
          <table:table-cell table:formula="of:=SUM([.C10:.D10])" office:value-type="float" office:value="159498" calcext:value-type="float">
            <text:p>159498</text:p>
          </table:table-cell>
          <table:table-cell table:formula="of:=+[.D10]/[.E10]" office:value-type="percentage" office:value="0.209751846418137" calcext:value-type="percentage">
            <text:p>20,98 %</text:p>
          </table:table-cell>
          <table:table-cell office:value-type="float" office:value="-22022" calcext:value-type="float">
            <text:p>-22022</text:p>
          </table:table-cell>
          <table:table-cell office:value-type="percentage" office:value="-0.121319964742177" calcext:value-type="percentage">
            <text:p>-12,13 %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+[.I10]+[.J10]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65522" calcext:value-type="float">
            <text:p>65522</text:p>
          </table:table-cell>
          <table:table-cell office:value-type="float" office:value="11489" calcext:value-type="float">
            <text:p>11489</text:p>
          </table:table-cell>
          <table:table-cell table:formula="of:=SUM([.C11:.D11])" office:value-type="float" office:value="77011" calcext:value-type="float">
            <text:p>77011</text:p>
          </table:table-cell>
          <table:table-cell table:formula="of:=+[.D11]/[.E11]" office:value-type="percentage" office:value="0.149186479853527" calcext:value-type="percentage">
            <text:p>14,92 %</text:p>
          </table:table-cell>
          <table:table-cell office:value-type="float" office:value="-9146" calcext:value-type="float">
            <text:p>-9146</text:p>
          </table:table-cell>
          <table:table-cell office:value-type="percentage" office:value="-0.106155042538621" calcext:value-type="percentage">
            <text:p>-10,62 %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+[.I11]+[.J11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0947" calcext:value-type="float">
            <text:p>30947</text:p>
          </table:table-cell>
          <table:table-cell office:value-type="float" office:value="1547" calcext:value-type="float">
            <text:p>1547</text:p>
          </table:table-cell>
          <table:table-cell table:formula="of:=SUM([.C12:.D12])" office:value-type="float" office:value="32494" calcext:value-type="float">
            <text:p>32494</text:p>
          </table:table-cell>
          <table:table-cell table:formula="of:=+[.D12]/[.E12]" office:value-type="percentage" office:value="0.0476087893149505" calcext:value-type="percentage">
            <text:p>4,76 %</text:p>
          </table:table-cell>
          <table:table-cell office:value-type="float" office:value="-7043" calcext:value-type="float">
            <text:p>-7043</text:p>
          </table:table-cell>
          <table:table-cell office:value-type="percentage" office:value="-0.17813693502289" calcext:value-type="percentage">
            <text:p>-17,81 %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+[.I12]+[.J12]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Default" office:value-type="float" office:value="9" calcext:value-type="float">
            <text:p>9</text:p>
          </table:table-cell>
          <table:table-cell office:value-type="float" office:value="61227" calcext:value-type="float">
            <text:p>61227</text:p>
          </table:table-cell>
          <table:table-cell office:value-type="float" office:value="9839" calcext:value-type="float">
            <text:p>9839</text:p>
          </table:table-cell>
          <table:table-cell table:formula="of:=SUM([.C13:.D13])" office:value-type="float" office:value="71066" calcext:value-type="float">
            <text:p>71066</text:p>
          </table:table-cell>
          <table:table-cell table:formula="of:=+[.D13]/[.E13]" office:value-type="percentage" office:value="0.138448765935891" calcext:value-type="percentage">
            <text:p>13,84 %</text:p>
          </table:table-cell>
          <table:table-cell office:value-type="float" office:value="-5945" calcext:value-type="float">
            <text:p>-5945</text:p>
          </table:table-cell>
          <table:table-cell office:value-type="percentage" office:value="-0.0771967640986353" calcext:value-type="percentage">
            <text:p>-7,72 %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+[.I13]+[.J13]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5515" calcext:value-type="float">
            <text:p>15515</text:p>
          </table:table-cell>
          <table:table-cell office:value-type="float" office:value="241" calcext:value-type="float">
            <text:p>241</text:p>
          </table:table-cell>
          <table:table-cell table:formula="of:=SUM([.C14:.D14])" office:value-type="float" office:value="15756" calcext:value-type="float">
            <text:p>15756</text:p>
          </table:table-cell>
          <table:table-cell table:formula="of:=+[.D14]/[.E14]" office:value-type="percentage" office:value="0.0152957603452653" calcext:value-type="percentage">
            <text:p>1,53 %</text:p>
          </table:table-cell>
          <table:table-cell office:value-type="float" office:value="-7841" calcext:value-type="float">
            <text:p>-7841</text:p>
          </table:table-cell>
          <table:table-cell office:value-type="percentage" office:value="-0.332288002712209" calcext:value-type="percentage">
            <text:p>-33,23 %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+[.I14]+[.J14]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86588" calcext:value-type="float">
            <text:p>86588</text:p>
          </table:table-cell>
          <table:table-cell office:value-type="float" office:value="4247" calcext:value-type="float">
            <text:p>4247</text:p>
          </table:table-cell>
          <table:table-cell table:formula="of:=SUM([.C15:.D15])" office:value-type="float" office:value="90835" calcext:value-type="float">
            <text:p>90835</text:p>
          </table:table-cell>
          <table:table-cell table:formula="of:=+[.D15]/[.E15]" office:value-type="percentage" office:value="0.0467551054109099" calcext:value-type="percentage">
            <text:p>4,68 %</text:p>
          </table:table-cell>
          <table:table-cell office:value-type="float" office:value="-12880" calcext:value-type="float">
            <text:p>-12880</text:p>
          </table:table-cell>
          <table:table-cell office:value-type="percentage" office:value="-0.124186472544955" calcext:value-type="percentage">
            <text:p>-12,42 %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+[.I15]+[.J15]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483" calcext:value-type="float">
            <text:p>18483</text:p>
          </table:table-cell>
          <table:table-cell office:value-type="float" office:value="6086" calcext:value-type="float">
            <text:p>6086</text:p>
          </table:table-cell>
          <table:table-cell table:formula="of:=SUM([.C16:.D16])" office:value-type="float" office:value="24569" calcext:value-type="float">
            <text:p>24569</text:p>
          </table:table-cell>
          <table:table-cell table:formula="of:=+[.D16]/[.E16]" office:value-type="percentage" office:value="0.247710529529081" calcext:value-type="percentage">
            <text:p>24,77 %</text:p>
          </table:table-cell>
          <table:table-cell office:value-type="float" office:value="2917" calcext:value-type="float">
            <text:p>2917</text:p>
          </table:table-cell>
          <table:table-cell office:value-type="percentage" office:value="0.134721965638278" calcext:value-type="percentage">
            <text:p>13,47 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+[.I16]+[.J16]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175032" calcext:value-type="float">
            <text:p>175032</text:p>
          </table:table-cell>
          <table:table-cell office:value-type="float" office:value="6488" calcext:value-type="float">
            <text:p>6488</text:p>
          </table:table-cell>
          <table:table-cell table:formula="of:=SUM([.C17:.D17])" office:value-type="float" office:value="181520" calcext:value-type="float">
            <text:p>181520</text:p>
          </table:table-cell>
          <table:table-cell table:formula="of:=+[.D17]/[.E17]" office:value-type="percentage" office:value="0.0357426178933451" calcext:value-type="percentage">
            <text:p>3,57 %</text:p>
          </table:table-cell>
          <table:table-cell office:value-type="float" office:value="-35902" calcext:value-type="float">
            <text:p>-35902</text:p>
          </table:table-cell>
          <table:table-cell office:value-type="percentage" office:value="-0.165125884225147" calcext:value-type="percentage">
            <text:p>-16,51 %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+[.I17]+[.J17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7156" calcext:value-type="float">
            <text:p>47156</text:p>
          </table:table-cell>
          <table:table-cell office:value-type="float" office:value="1824" calcext:value-type="float">
            <text:p>1824</text:p>
          </table:table-cell>
          <table:table-cell table:formula="of:=SUM([.C18:.D18])" office:value-type="float" office:value="48980" calcext:value-type="float">
            <text:p>48980</text:p>
          </table:table-cell>
          <table:table-cell table:formula="of:=+[.D18]/[.E18]" office:value-type="percentage" office:value="0.0372396896692528" calcext:value-type="percentage">
            <text:p>3,72 %</text:p>
          </table:table-cell>
          <table:table-cell office:value-type="float" office:value="-7121" calcext:value-type="float">
            <text:p>-7121</text:p>
          </table:table-cell>
          <table:table-cell office:value-type="percentage" office:value="-0.12693178374717" calcext:value-type="percentage">
            <text:p>-12,69 %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+[.I18]+[.J18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3581" calcext:value-type="float">
            <text:p>43581</text:p>
          </table:table-cell>
          <table:table-cell office:value-type="float" office:value="6642" calcext:value-type="float">
            <text:p>6642</text:p>
          </table:table-cell>
          <table:table-cell table:formula="of:=SUM([.C19:.D19])" office:value-type="float" office:value="50223" calcext:value-type="float">
            <text:p>50223</text:p>
          </table:table-cell>
          <table:table-cell table:formula="of:=+[.D19]/[.E19]" office:value-type="percentage" office:value="0.132250164267368" calcext:value-type="percentage">
            <text:p>13,23 %</text:p>
          </table:table-cell>
          <table:table-cell office:value-type="float" office:value="237" calcext:value-type="float">
            <text:p>237</text:p>
          </table:table-cell>
          <table:table-cell office:value-type="percentage" office:value="0.00474132757172008" calcext:value-type="percentage">
            <text:p>0,47 %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+[.I19]+[.J19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442" calcext:value-type="float">
            <text:p>23442</text:p>
          </table:table-cell>
          <table:table-cell office:value-type="float" office:value="155" calcext:value-type="float">
            <text:p>155</text:p>
          </table:table-cell>
          <table:table-cell table:formula="of:=SUM([.C20:.D20])" office:value-type="float" office:value="23597" calcext:value-type="float">
            <text:p>23597</text:p>
          </table:table-cell>
          <table:table-cell table:formula="of:=+[.D20]/[.E20]" office:value-type="percentage" office:value="0.00656863160571259" calcext:value-type="percentage">
            <text:p>0,66 %</text:p>
          </table:table-cell>
          <table:table-cell office:value-type="float" office:value="-8792" calcext:value-type="float">
            <text:p>-8792</text:p>
          </table:table-cell>
          <table:table-cell office:value-type="percentage" office:value="-0.271450183704344" calcext:value-type="percentage">
            <text:p>-27,15 %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+[.I20]+[.J20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580" calcext:value-type="float">
            <text:p>11580</text:p>
          </table:table-cell>
          <table:table-cell office:value-type="float" office:value="122" calcext:value-type="float">
            <text:p>122</text:p>
          </table:table-cell>
          <table:table-cell table:formula="of:=SUM([.C21:.D21])" office:value-type="float" office:value="11702" calcext:value-type="float">
            <text:p>11702</text:p>
          </table:table-cell>
          <table:table-cell table:formula="of:=+[.D21]/[.E21]" office:value-type="percentage" office:value="0.0104255682789267" calcext:value-type="percentage">
            <text:p>1,04 %</text:p>
          </table:table-cell>
          <table:table-cell office:value-type="float" office:value="-2539" calcext:value-type="float">
            <text:p>-2539</text:p>
          </table:table-cell>
          <table:table-cell office:value-type="percentage" office:value="-0.178288041570114" calcext:value-type="percentage">
            <text:p>-17,83 %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+[.I21]+[.J21]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84971" calcext:value-type="float">
            <text:p>84971</text:p>
          </table:table-cell>
          <table:table-cell office:value-type="float" office:value="6406" calcext:value-type="float">
            <text:p>6406</text:p>
          </table:table-cell>
          <table:table-cell table:formula="of:=SUM([.C22:.D22])" office:value-type="float" office:value="91377" calcext:value-type="float">
            <text:p>91377</text:p>
          </table:table-cell>
          <table:table-cell table:formula="of:=+[.D22]/[.E22]" office:value-type="percentage" office:value="0.070105168696718" calcext:value-type="percentage">
            <text:p>7,01 %</text:p>
          </table:table-cell>
          <table:table-cell office:value-type="float" office:value="542" calcext:value-type="float">
            <text:p>542</text:p>
          </table:table-cell>
          <table:table-cell office:value-type="percentage" office:value="0.00596686299333957" calcext:value-type="percentage">
            <text:p>0,60 %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+[.I22]+[.J22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284" calcext:value-type="float">
            <text:p>62284</text:p>
          </table:table-cell>
          <table:table-cell office:value-type="float" office:value="1634" calcext:value-type="float">
            <text:p>1634</text:p>
          </table:table-cell>
          <table:table-cell table:formula="of:=SUM([.C23:.D23])" office:value-type="float" office:value="63918" calcext:value-type="float">
            <text:p>63918</text:p>
          </table:table-cell>
          <table:table-cell table:formula="of:=+[.D23]/[.E23]" office:value-type="percentage" office:value="0.0255640038799712" calcext:value-type="percentage">
            <text:p>2,56 %</text:p>
          </table:table-cell>
          <table:table-cell office:value-type="float" office:value="-7148" calcext:value-type="float">
            <text:p>-7148</text:p>
          </table:table-cell>
          <table:table-cell office:value-type="percentage" office:value="-0.100582557059635" calcext:value-type="percentage">
            <text:p>-10,06 %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+[.I23]+[.J23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029" calcext:value-type="float">
            <text:p>31029</text:p>
          </table:table-cell>
          <table:table-cell office:value-type="float" office:value="1360" calcext:value-type="float">
            <text:p>1360</text:p>
          </table:table-cell>
          <table:table-cell table:formula="of:=SUM([.C24:.D24])" office:value-type="float" office:value="32389" calcext:value-type="float">
            <text:p>32389</text:p>
          </table:table-cell>
          <table:table-cell table:formula="of:=+[.D24]/[.E24]" office:value-type="percentage" office:value="0.0419895643582698" calcext:value-type="percentage">
            <text:p>4,20 %</text:p>
          </table:table-cell>
          <table:table-cell office:value-type="float" office:value="-105" calcext:value-type="float">
            <text:p>-105</text:p>
          </table:table-cell>
          <table:table-cell office:value-type="percentage" office:value="-0.0032313657906075" calcext:value-type="percentage">
            <text:p>-0,32 %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+[.I24]+[.J24]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94589" calcext:value-type="float">
            <text:p>194589</text:p>
          </table:table-cell>
          <table:table-cell office:value-type="float" office:value="22833" calcext:value-type="float">
            <text:p>22833</text:p>
          </table:table-cell>
          <table:table-cell table:formula="of:=SUM([.C25:.D25])" office:value-type="float" office:value="217422" calcext:value-type="float">
            <text:p>217422</text:p>
          </table:table-cell>
          <table:table-cell table:formula="of:=+[.D25]/[.E25]" office:value-type="percentage" office:value="0.10501697160361" calcext:value-type="percentage">
            <text:p>10,50 %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+[.I25]+[.J25]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83978" calcext:value-type="float">
            <text:p>83978</text:p>
          </table:table-cell>
          <table:table-cell office:value-type="float" office:value="2179" calcext:value-type="float">
            <text:p>2179</text:p>
          </table:table-cell>
          <table:table-cell table:formula="of:=SUM([.C26:.D26])" office:value-type="float" office:value="86157" calcext:value-type="float">
            <text:p>86157</text:p>
          </table:table-cell>
          <table:table-cell table:formula="of:=+[.D26]/[.E26]" office:value-type="percentage" office:value="0.0252910384530566" calcext:value-type="percentage">
            <text:p>2,53 %</text:p>
          </table:table-cell>
          <table:table-cell office:value-type="float" office:value="-5220" calcext:value-type="float">
            <text:p>-5220</text:p>
          </table:table-cell>
          <table:table-cell office:value-type="percentage" office:value="-0.0571259726189304" calcext:value-type="percentage">
            <text:p>-5,71 %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+[.I26]+[.J2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5817" calcext:value-type="float">
            <text:p>55817</text:p>
          </table:table-cell>
          <table:table-cell office:value-type="float" office:value="284" calcext:value-type="float">
            <text:p>284</text:p>
          </table:table-cell>
          <table:table-cell table:formula="of:=SUM([.C27:.D27])" office:value-type="float" office:value="56101" calcext:value-type="float">
            <text:p>56101</text:p>
          </table:table-cell>
          <table:table-cell table:formula="of:=+[.D27]/[.E27]" office:value-type="percentage" office:value="0.00506229835475304" calcext:value-type="percentage">
            <text:p>0,51 %</text:p>
          </table:table-cell>
          <table:table-cell office:value-type="float" office:value="-7817" calcext:value-type="float">
            <text:p>-7817</text:p>
          </table:table-cell>
          <table:table-cell office:value-type="percentage" office:value="-0.12229731843925" calcext:value-type="percentage">
            <text:p>-12,23 %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+[.I27]+[.J27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9167" calcext:value-type="float">
            <text:p>49167</text:p>
          </table:table-cell>
          <table:table-cell office:value-type="float" office:value="819" calcext:value-type="float">
            <text:p>819</text:p>
          </table:table-cell>
          <table:table-cell table:formula="of:=SUM([.C28:.D28])" office:value-type="float" office:value="49986" calcext:value-type="float">
            <text:p>49986</text:p>
          </table:table-cell>
          <table:table-cell table:formula="of:=+[.D28]/[.E28]" office:value-type="percentage" office:value="0.0163845876845517" calcext:value-type="percentage">
            <text:p>1,64 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205389955083708" calcext:value-type="percentage">
            <text:p>2,05 %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+[.I28]+[.J28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312" calcext:value-type="float">
            <text:p>21312</text:p>
          </table:table-cell>
          <table:table-cell office:value-type="float" office:value="340" calcext:value-type="float">
            <text:p>340</text:p>
          </table:table-cell>
          <table:table-cell table:formula="of:=SUM([.C29:.D29])" office:value-type="float" office:value="21652" calcext:value-type="float">
            <text:p>21652</text:p>
          </table:table-cell>
          <table:table-cell table:formula="of:=+[.D29]/[.E29]" office:value-type="percentage" office:value="0.0157029373729909" calcext:value-type="percentage">
            <text:p>1,57 %</text:p>
          </table:table-cell>
          <table:table-cell office:value-type="float" office:value="5896" calcext:value-type="float">
            <text:p>5896</text:p>
          </table:table-cell>
          <table:table-cell office:value-type="percentage" office:value="0.374206651434374" calcext:value-type="percentage">
            <text:p>37,42 %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+[.I29]+[.J29]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9847+[.D30]" office:value-type="float" office:value="9847" calcext:value-type="float">
            <text:p>9847</text:p>
          </table:table-cell>
          <table:table-cell/>
          <table:table-cell table:formula="of:=SUM([.C30:.D30])" office:value-type="float" office:value="9847" calcext:value-type="float">
            <text:p>9847</text:p>
          </table:table-cell>
          <table:table-cell table:formula="of:=+[.D30]/[.E30]" office:value-type="percentage" office:value="0" calcext:value-type="percentage">
            <text:p>0,00 %</text:p>
          </table:table-cell>
          <table:table-cell office:value-type="float" office:value="3292" calcext:value-type="float">
            <text:p>3292</text:p>
          </table:table-cell>
          <table:table-cell office:value-type="percentage" office:value="0.281319432575628" calcext:value-type="percentage">
            <text:p>28,13 %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+[.I30]+[.J30]" office:value-type="float" office:value="48" calcext:value-type="float">
            <text:p>48</text:p>
          </table:table-cell>
        </table:table-row>
      </table:table>
      <table:named-expressions/>
      <table:database-ranges>
        <table:database-range table:name="__Anonymous_Sheet_DB__0" table:target-range-address="Tabelle1.B5:Tabelle1.K30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19:19:30.543000000</meta:creation-date>
    <dc:date>2022-01-11T21:10:07.998000000</dc:date>
    <meta:editing-duration>PT1H16M27S</meta:editing-duration>
    <meta:editing-cycles>1</meta:editing-cycles>
    <meta:document-statistic meta:table-count="1" meta:cell-count="257" meta:object-count="0"/>
    <meta:generator>LibreOffice/7.1.3.2$Windows_X86_64 LibreOffice_project/47f78053abe362b9384784d31a6e56f8511eb1c1</meta:generator>
  </office:meta>
</office:document-meta>
</file>